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 Earth and Space <text:span text:style-name="T1">Multiple Choice </text:span><text:span text:style-name="T2">Which of the following is described as the variations in ocean water density with depth in low latitude regions?</text:span></text:p>
      <text:p text:style-name="Standard"><text:span text:style-name="T2"><text:line-break/>W) halocline</text:span></text:p>
      <text:p text:style-name="Standard"><text:span text:style-name="T2">X) thermocline</text:span></text:p>
      <text:p text:style-name="Standard"><text:span text:style-name="T2">Y) chemocline</text:span></text:p>
      <text:p text:style-name="Standard"><text:span text:style-name="T2">Z) pyncocline</text:span></text:p>
      <text:p text:style-name="Standard"><text:span text:style-name="T2"/></text:p>
      <text:p text:style-name="Standard"><text:span text:style-name="T2">ANSWER: Z) PYNCOCLINE</text:span></text:p>
      <text:p text:style-name="Standard"><text:span text:style-name="T2"/></text:p>
      <text:p text:style-name="Standard">3) Earth and Space <text:span text:style-name="T1">Short Answer</text:span><text:span text:style-name="T2"> What is the type of pluton that is both tabular and discordant?</text:span></text:p>
      <text:p text:style-name="Standard"><text:span text:style-name="T2"/></text:p>
      <text:p text:style-name="Standard"><text:span text:style-name="T2">ANSWER: DIKE</text:span></text:p>
      <text:p text:style-name="Standard"><text:span text:style-name="T2"/></text:p>
      <text:p text:style-name="Standard"><text:span text:style-name="T2">5) Earth and Space </text:span><text:span text:style-name="T1">Short Answer </text:span><text:span text:style-name="T2">What is the name of large knobs made of bedrock in areas formerly occupied by mountains that form after a mountain range has highly diminished?</text:span></text:p>
      <text:p text:style-name="Standard"><text:span text:style-name="T2"/></text:p>
      <text:p text:style-name="Standard"><text:span text:style-name="T2">ANSWER: INSELBERG OR MOADNOCK</text:span></text:p>
      <text:p text:style-name="Standard"><text:span text:style-name="T2"/></text:p>
      <text:p text:style-name="Standard"><text:span text:style-name="T2">7) Earth and Space </text:span><text:span text:style-name="T1">Multiple Choice </text:span><text:span text:style-name="T2">On the surface of earth, airflow is outward from the center of the subtropical high. Some of this airflow travels equator-ward, causing trade winds. What is the name of the remainder of this airflow that travels poleward?</text:span></text:p>
      <text:p text:style-name="Standard"><text:span text:style-name="T2"/></text:p>
      <text:p text:style-name="Standard"><text:span text:style-name="T2">W) northerlies</text:span></text:p>
      <text:p text:style-name="Standard"><text:span text:style-name="T2">X) easterlies</text:span></text:p>
      <text:p text:style-name="Standard"><text:span text:style-name="T2">Y) southerlies</text:span></text:p>
      <text:p text:style-name="Standard"><text:span text:style-name="T2">Z) westerlies</text:span></text:p>
      <text:p text:style-name="Standard"><text:span text:style-name="T2"/></text:p>
      <text:p text:style-name="Standard"><text:span text:style-name="T2">ANSWER: Z) WESTERLIES<text:line-break/></text:span></text:p>
      <text:p text:style-name="Standard"><text:span text:style-name="T2">9) Earth and Space </text:span><text:span text:style-name="T1">Short Answer</text:span><text:span text:style-name="T2"> What is the name of a secondary vent of a volcano that emits only gas?</text:span></text:p>
      <text:p text:style-name="Standard"><text:span text:style-name="T2"><text:line-break/>ANSWER: FUMAROLE</text:span></text:p>
      <text:p text:style-name="Standard"><text:span text:style-name="T2"/></text:p>
      <text:p text:style-name="Standard"><text:span text:style-name="T2">11) Earth and Space </text:span><text:span text:style-name="T1">Short Answer </text:span><text:span text:style-name="T2">Which of the following four statements is or are CORRECT about faults?</text:span></text:p>
      <text:p text:style-name="Standard"><text:span text:style-name="T2"/></text:p>
      <text:p text:style-name="Standard"><text:span text:style-name="T2">1: Reverse faults have dips greater than 45 degrees and exist more often than not in large scales</text:span></text:p>
      <text:p text:style-name="Standard"><text:span text:style-name="T2">2: Thrust faults have dips less than 45 degrees and can exist at all scales, small or large</text:span></text:p>
      <text:p text:style-name="Standard"><text:span text:style-name="T2">3: Strike-slip faults are tensional in nature due to their linearity and devastating slips</text:span></text:p>
      <text:p text:style-name="Standard"><text:span text:style-name="T2">4: Normal faults are compressional in nature due to the fact that the surface is compressed when the hanging wall sinks</text:span></text:p>
      <text:p text:style-name="Standard"><text:span text:style-name="T2"/></text:p>
      <text:p text:style-name="Standard"><text:span text:style-name="T2">ANSWER: 2 only</text:span></text:p>
      <text:p text:style-name="Standard"><text:span text:style-name="T2"/></text:p>
      <text:p text:style-name="Standard"><text:span text:style-name="T2">13) Earth and Space </text:span><text:span text:style-name="T1">Short Answer</text:span><text:span text:style-name="T2"> Which two of the following four statements are INCORRECT about rocks?</text:span></text:p>
      <text:p text:style-name="Standard"><text:span text:style-name="T2"/></text:p>
      <text:p text:style-name="Standard"><text:soft-page-break/><text:span text:style-name="T2">1: Calcite composed of microscopic shells and clay is known as chalk</text:span></text:p>
      <text:p text:style-name="Standard"><text:span text:style-name="T2">2: Arkose is a detrital sedimentary rock made up of siltstone and abudant feldspar</text:span></text:p>
      <text:p text:style-name="Standard"><text:span text:style-name="T2">3: Calcite composed of highly visible shell fragments is known as coquina</text:span></text:p>
      <text:p text:style-name="Standard"><text:span text:style-name="T2">4: Chert, definitionally, is always coarser than flint.</text:span></text:p>
      <text:p text:style-name="Standard"><text:span text:style-name="T2"/></text:p>
      <text:p text:style-name="Standard"><text:span text:style-name="T2"/></text:p>
      <text:p text:style-name="Standard"><text:span text:style-name="T2">ANSWER: 2 and 4</text:span></text:p>
      <text:p text:style-name="Standard"><text:span text:style-name="T2"/></text:p>
      <text:p text:style-name="Standard"><text:span text:style-name="T2">15) Earth and Space </text:span><text:span text:style-name="T1">Multiple Choice </text:span><text:span text:style-name="T2">Match the soil horizon with its correct composition.</text:span></text:p>
      <text:p text:style-name="Standard"><text:span text:style-name="T2"><text:line-break/>W) O horizon; dense peat and clay</text:span></text:p>
      <text:p text:style-name="Standard"><text:span text:style-name="T2">X) A horizon; mineral matter and humus</text:span></text:p>
      <text:p text:style-name="Standard"><text:span text:style-name="T2">Y) E horizon; dark colored zone of leaching</text:span></text:p>
      <text:p text:style-name="Standard"><text:span text:style-name="T2">Z) B horizon; loose, decayed organic matter</text:span></text:p>
      <text:p text:style-name="Standard"><text:span text:style-name="T2"/></text:p>
      <text:p text:style-name="Standard"><text:span text:style-name="T2">ANSWER: X) A HORIZON; MINERAL MATTER AND HUMUS</text:span></text:p>
      <text:p text:style-name="Standard"><text:span text:style-name="T2"/></text:p>
      <text:p text:style-name="Standard"><text:span text:style-name="T2">17) Earth and Space </text:span><text:span text:style-name="T1">Short Answer</text:span><text:span text:style-name="T2"> What is the name for a type of pyroclastic flow caused by its saturation in water that could occur even when its parent volcano is not erupting?</text:span></text:p>
      <text:p text:style-name="Standard"><text:span text:style-name="T2"><text:line-break/>ANSWER: LAHAR</text:span></text:p>
      <text:p text:style-name="Standard"><text:span text:style-name="T2"/></text:p>
      <text:p text:style-name="Standard"><text:span text:style-name="T2">19) Earth and Space </text:span><text:span text:style-name="T1">Short Answer </text:span><text:span text:style-name="T2">Which of the following three statements about mass wasting are true?</text:span></text:p>
      <text:p text:style-name="Standard"><text:span text:style-name="T2"><text:line-break/>1: Slump is the downward sliding of a mass of rock along a straight surface due to humid conditions</text:span></text:p>
      <text:p text:style-name="Standard"><text:span text:style-name="T2">2: Debris flow is a slow type of mass wasting in humid areas and is common to volcanoes and mountains</text:span></text:p>
      <text:p text:style-name="Standard"><text:span text:style-name="T2">3: Earthflows are viscous debris flows that occur in semiarid conditions and can range from one meter deep to over one kilometer long</text:span></text:p>
      <text:p text:style-name="Standard"><text:span text:style-name="T2"/></text:p>
      <text:p text:style-name="Standard"><text:span text:style-name="T2">ANSWER: none</text:span></text:p>
      <text:p text:style-name="Standard"><text:span text:style-name="T2"/></text:p>
      <text:p text:style-name="Standard"><text:span text:style-name="T2">21) Earth and Space </text:span><text:span text:style-name="T1">Short Answer </text:span><text:span text:style-name="T2">What is the name of the saturated area of the ground generally found above an aquitard and above the main water table?</text:span></text:p>
      <text:p text:style-name="Standard"><text:span text:style-name="T2"/></text:p>
      <text:p text:style-name="Standard"><text:span text:style-name="T2">ANSWER: PERCHED WATER TABLE</text:span></text:p>
      <text:p text:style-name="Standard"><text:span text:style-name="T2"/></text:p>
      <text:p text:style-name="Standard"><text:span text:style-name="T2">23) Earth and Space </text:span><text:span text:style-name="T1">Short Answer</text:span><text:span text:style-name="T2"> What is the name of the best known and most widely used classification for climate systems?<text:line-break/><text:line-break/>ANSWER: KOPPEN CLASSIFICATION</text:span></text:p>
      <text:p text:style-name="Standard"><text:span text:style-name="T2"/></text:p>
      <text:p text:style-name="Standard"><text:span text:style-name="T2">25) Earth and Space </text:span><text:span text:style-name="T1">Short Answer </text:span><text:span text:style-name="T2">A high pressure center in a storm, created by clockwise winds, is known as what type of storm?</text:span></text:p>
      <text:p text:style-name="Standard"><text:span text:style-name="T2"/></text:p>
      <text:p text:style-name="Standard"><text:span text:style-name="T2">ANSWER: ANTICYCLONE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 Kempster</meta:initial-creator>
    <meta:creation-date>2012-01-25T23:15:57.53</meta:creation-date>
    <meta:document-statistic meta:table-count="0" meta:image-count="0" meta:object-count="0" meta:page-count="2" meta:paragraph-count="48" meta:word-count="577" meta:character-count="3302"/>
    <dc:date>2012-01-26T00:12:14.02</dc:date>
    <dc:creator>Matt Kempster</dc:creator>
    <meta:editing-duration>PT00H10M32S</meta:editing-duration>
    <meta:editing-cycles>1</meta:editing-cycles>
    <meta:generator>OpenOffice.org/3.1$Win32 OpenOffice.org_project/310m19$Build-9420</meta:generator>
  </office:meta>
</office:document-meta>
</file>